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29228" officeooo:paragraph-rsid="00029228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text-properties officeooo:rsid="00029228" officeooo:paragraph-rsid="00029228"/>
    </style:style>
    <style:style style:name="P3" style:family="paragraph" style:parent-style-name="Standard" style:list-style-name="L1">
      <style:text-properties fo:color="#000000" officeooo:rsid="00086fcd" officeooo:paragraph-rsid="000cda0f"/>
    </style:style>
    <style:style style:name="P4" style:family="paragraph" style:parent-style-name="Standard" style:list-style-name="L1">
      <style:text-properties fo:color="#000000" officeooo:rsid="0009cdf7" officeooo:paragraph-rsid="0009cdf7"/>
    </style:style>
    <style:style style:name="P5" style:family="paragraph" style:parent-style-name="Standard" style:list-style-name="L1">
      <style:text-properties fo:color="#000000" officeooo:rsid="000b42ed" officeooo:paragraph-rsid="000d626b"/>
    </style:style>
    <style:style style:name="P6" style:family="paragraph" style:parent-style-name="Standard" style:list-style-name="L1">
      <style:text-properties fo:color="#000000" officeooo:rsid="000ef9c8" officeooo:paragraph-rsid="000ef9c8"/>
    </style:style>
    <style:style style:name="P7" style:family="paragraph" style:parent-style-name="Standard" style:list-style-name="L1">
      <style:text-properties officeooo:rsid="0005b1d9" officeooo:paragraph-rsid="00083e33"/>
    </style:style>
    <style:style style:name="P8" style:family="paragraph" style:parent-style-name="Standard" style:list-style-name="L1">
      <style:text-properties officeooo:rsid="0005b1d9" officeooo:paragraph-rsid="0005b1d9"/>
    </style:style>
    <style:style style:name="P9" style:family="paragraph" style:parent-style-name="Standard" style:list-style-name="L1">
      <style:text-properties officeooo:rsid="000f328d" officeooo:paragraph-rsid="000f328d"/>
    </style:style>
    <style:style style:name="P10" style:family="paragraph" style:parent-style-name="Standard" style:list-style-name="L1">
      <style:text-properties officeooo:rsid="00129767" officeooo:paragraph-rsid="00129767"/>
    </style:style>
    <style:style style:name="P11" style:family="paragraph" style:parent-style-name="Standard" style:list-style-name="L1">
      <style:text-properties officeooo:rsid="001542b2" officeooo:paragraph-rsid="001542b2"/>
    </style:style>
    <style:style style:name="T1" style:family="text">
      <style:text-properties officeooo:rsid="0004467c"/>
    </style:style>
    <style:style style:name="T2" style:family="text">
      <style:text-properties fo:color="#00864b" officeooo:rsid="0004467c"/>
    </style:style>
    <style:style style:name="T3" style:family="text">
      <style:text-properties fo:color="#00864b" officeooo:rsid="00045751"/>
    </style:style>
    <style:style style:name="T4" style:family="text">
      <style:text-properties officeooo:rsid="00045751"/>
    </style:style>
    <style:style style:name="T5" style:family="text">
      <style:text-properties fo:color="#00a65d" officeooo:rsid="000f328d"/>
    </style:style>
    <style:style style:name="T6" style:family="text">
      <style:text-properties fo:color="#00a65d" officeooo:rsid="00135e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as:</text:p>
      <text:p text:style-name="P1"/>
      <text:list xml:id="list3393351243" text:style-name="L1">
        <text:list-item>
          <text:p text:style-name="P2">Mejorar y centrar el formulario →<text:span text:style-name="T1"> </text:span><text:span text:style-name="T2">Hecho</text:span></text:p>
        </text:list-item>
        <text:list-item>
          <text:p text:style-name="P2">JS para Contenido →<text:span text:style-name="T4"> </text:span><text:span text:style-name="T3">Hecho(No era necesario JS)</text:span></text:p>
        </text:list-item>
        <text:list-item>
          <text:p text:style-name="P3"><text:span text:style-name="T4">C</text:span>ambiar Titles → <text:span text:style-name="T2">Hecho</text:span></text:p>
        </text:list-item>
        <text:list-item>
          <text:p text:style-name="P4">Cambiar fuente formulario →</text:p>
        </text:list-item>
        <text:list-item>
          <text:p text:style-name="P5">Cambiar color casillas formularios → <text:span text:style-name="T2">Hecho</text:span></text:p>
        </text:list-item>
        <text:list-item>
          <text:p text:style-name="P6">Centrar titulos y Apartado de Logan(Meterlo en la clase Contenedor) → <text:span text:style-name="T5">Hecho</text:span></text:p>
        </text:list-item>
        <text:list-item>
          <text:p text:style-name="P2">Acotar las imagenes de las entradas →<text:span text:style-name="T4"> ?</text:span></text:p>
        </text:list-item>
        <text:list-item>
          <text:p text:style-name="P7">Contenido:Menu desplegable --&gt;</text:p>
        </text:list-item>
        <text:list-item>
          <text:p text:style-name="P2">Carrusel --<text:span text:style-name="T4">&gt;</text:span></text:p>
        </text:list-item>
        <text:list-item>
          <text:p text:style-name="P2">Selector varias paginas →</text:p>
        </text:list-item>
        <text:list-item>
          <text:p text:style-name="P9">Versión Móvil: <text:s/>→ <text:span text:style-name="T6">Hecho</text:span></text:p>
        </text:list-item>
        <text:list-item>
          <text:p text:style-name="P10">Pelicula de la semana juntar imagen y texto → </text:p>
        </text:list-item>
        <text:list-item>
          <text:p text:style-name="P11">Reducir interlineado titulos entrada → </text:p>
          <text:p text:style-name="P8"/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01:00:36.821135811</meta:creation-date>
    <dc:date>2020-12-31T01:32:00.348409324</dc:date>
    <meta:editing-duration>P3DT4H44M31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94" meta:character-count="487" meta:non-whitespace-character-count="421"/>
  </office:meta>
</office:document-meta>
</file>